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7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18pt" fo:font-style="italic" style:font-style-asian="italic" style:font-style-complex="italic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8pt" fo:font-style="normal" style:font-style-asian="normal" style:font-style-complex="normal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margin-left="0cm" fo:margin-right="0cm" fo:text-align="center" fo:text-indent="0cm"/>
    </style:style>
    <style:style style:name="T1" style:family="text">
      <style:text-properties fo:font-size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style="italic" style:font-style-asian="italic" style:font-style-complex="italic"/>
    </style:style>
    <style:style style:name="T4" style:family="text">
      <style:text-properties fo:font-size="18pt" fo:font-style="normal" style:font-style-asian="normal" style:font-style-complex="normal"/>
    </style:style>
    <style:style style:name="T5" style:family="text">
      <style:text-properties fo:font-size="9pt" fo:font-style="normal" style:font-size-asian="9pt" style:font-style-asian="normal" style:font-size-complex="9pt" style:font-style-complex="normal"/>
    </style:style>
    <style:style style:name="T6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13pt" fo:font-style="italic" style:font-size-asian="13pt" style:font-style-asian="italic" style:font-size-complex="13pt" style:font-style-complex="italic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2cm" svg:height="1.3cm" svg:x="1.9cm" svg:y="1.6cm">
          <text:p text:style-name="P1"><text:span text:style-name="T1">Station nicht verbund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1.2cm" svg:height="1.3cm" svg:x="1.9cm" svg:y="3.7cm">
          <text:p text:style-name="P1"><text:span text:style-name="T1">Kabel verbinden – Stromversorgung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5cm" svg:y1="2.9cm" svg:x2="7.5cm" svg:y2="3.8cm">
          <text:p/>
        </draw:line>
        <draw:frame draw:style-name="gr3" draw:text-style-name="P3" draw:layer="layout" svg:width="15.7cm" svg:height="1.204cm" svg:x="1cm" svg:y="0cm">
          <draw:text-box>
            <text:p><text:span text:style-name="T2">Konfiguration der Feinstaubmessstation</text:span></text:p>
          </draw:text-box>
        </draw:frame>
        <draw:custom-shape draw:style-name="gr1" draw:text-style-name="P2" xml:id="id3" draw:id="id3" draw:layer="layout" svg:width="6.8cm" svg:height="1.3cm" svg:x="1.9cm" svg:y="5.9cm">
          <text:p text:style-name="P1"><text:span text:style-name="T1">Station boote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5" draw:id="id25" draw:layer="layout" svg:width="3.6cm" svg:height="1.4cm" svg:x="0.5cm" svg:y="10.5cm">
          <text:p text:style-name="P1"><text:span text:style-name="T1">Messbetrieb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.4cm" svg:height="2.4cm" svg:x="2.6cm" svg:y="7.9cm">
          <text:p text:style-name="P1">Verbindung </text:p>
          <text:p text:style-name="P1">mit WL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layer="layout" svg:width="1.421cm" svg:height="0.962cm" svg:x="1.1cm" svg:y="9.162cm">
          <draw:text-box>
            <text:p>OK</text:p>
          </draw:text-box>
        </draw:frame>
        <draw:custom-shape draw:style-name="gr1" draw:text-style-name="P2" xml:id="id2" draw:id="id2" draw:layer="layout" svg:width="6.8cm" svg:height="1.1cm" svg:x="1.9cm" svg:y="12.7cm">
          <text:p text:style-name="P1"><text:span text:style-name="T1">Accesspoint erstelle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3cm" svg:y1="10.3cm" svg:x2="5.3cm" svg:y2="12.7cm" draw:start-shape="id1" draw:start-glue-point="6" draw:end-shape="id2" draw:end-glue-point="0" svg:d="M5300 10300v2400" svg:viewBox="0 0 1 2401">
          <text:p/>
        </draw:connector>
        <draw:connector draw:style-name="gr2" draw:text-style-name="P1" draw:layer="layout" svg:x1="5.3cm" svg:y1="7.2cm" svg:x2="5.3cm" svg:y2="7.9cm" draw:start-shape="id3" draw:start-glue-point="2" draw:end-shape="id1" draw:end-glue-point="4" svg:d="M5300 7200v700" svg:viewBox="0 0 1 701">
          <text:p/>
        </draw:connector>
        <draw:connector draw:style-name="gr2" draw:text-style-name="P1" draw:layer="layout" draw:line-skew="-0.15cm" svg:x1="7.5cm" svg:y1="5cm" svg:x2="5.3cm" svg:y2="5.9cm" draw:start-shape="id4" draw:start-glue-point="2" draw:end-shape="id3" draw:end-glue-point="0" svg:d="M7500 5000v300h-2200v600" svg:viewBox="0 0 2201 901">
          <text:p/>
        </draw:connector>
        <draw:frame draw:style-name="gr6" draw:layer="layout" svg:width="2.682cm" svg:height="1.673cm" svg:x="5.318cm" svg:y="10.4cm">
          <draw:text-box>
            <text:p>nicht</text:p>
            <text:p>möglich</text:p>
          </draw:text-box>
        </draw:frame>
        <draw:custom-shape draw:style-name="gr7" draw:text-style-name="P4" xml:id="id17" draw:id="id17" draw:layer="layout" svg:width="6.8cm" svg:height="1.1cm" svg:x="9.4cm" svg:y="9.7cm">
          <text:p text:style-name="P1"><text:span text:style-name="T3">Feinstaubsensor-&lt;ID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6.8cm" svg:height="1.5cm" svg:x="9.4cm" svg:y="5.9cm">
          <text:p text:style-name="P1"><text:span text:style-name="T1">Laptop/Smartphone</text:span></text:p>
          <text:p text:style-name="P1"><text:span text:style-name="T1">mit WLA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15cm" svg:x1="7.5cm" svg:y1="5cm" svg:x2="12.8cm" svg:y2="5.9cm" draw:start-shape="id4" draw:start-glue-point="2" draw:end-shape="id5" draw:end-glue-point="0" svg:d="M7500 5000v300h5300v600" svg:viewBox="0 0 5301 901">
          <text:p/>
        </draw:connector>
        <draw:custom-shape draw:style-name="gr1" draw:text-style-name="P2" xml:id="id16" draw:id="id16" draw:layer="layout" svg:width="6.8cm" svg:height="1cm" svg:x="9.4cm" svg:y="8.3cm">
          <text:p text:style-name="P1"><text:span text:style-name="T1">WLANs beobacht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6.8cm" svg:height="1cm" svg:x="9.4cm" svg:y="12.5cm">
          <text:p text:style-name="P1"><text:span text:style-name="T1">Mit WLAN verbind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6.8cm" svg:height="1.7cm" svg:x="1.9cm" svg:y="14.4cm">
          <text:p text:style-name="P1"><text:span text:style-name="T1">Webserver starten</text:span></text:p>
          <text:p text:style-name="P1"><text:span text:style-name="T1">mit Konfigurationssei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6.8cm" svg:height="1cm" svg:x="9.4cm" svg:y="15.2cm">
          <text:p text:style-name="P1"><text:span text:style-name="T1">http://192.168.4.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6.8cm" svg:height="1cm" svg:x="9.4cm" svg:y="14.2cm">
          <text:p text:style-name="P1"><text:span text:style-name="T1">Browser starte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1" draw:id="id11" draw:layer="layout" svg:width="6.8cm" svg:height="1cm" svg:x="9.4cm" svg:y="16.9cm">
          <text:p text:style-name="P1"><text:span text:style-name="T3">[Configure WiFi]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cm" svg:height="2.7cm" svg:x="2.8cm" svg:y="21.1cm">
          <text:p text:style-name="P1">Konfig</text:p>
          <text:p text:style-name="P1">erhalte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23" draw:id="id23" draw:layer="layout" svg:width="4.6cm" svg:height="2.2cm" svg:x="3cm" svg:y="17.1cm">
          <text:p text:style-name="P1"><text:span text:style-name="T1">300 Sekund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6.6cm" svg:height="1.1cm" svg:x="2cm" svg:y="24.6cm">
          <text:p text:style-name="P1"><text:span text:style-name="T1">speicher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2" draw:id="id12" draw:layer="layout" svg:width="6.8cm" svg:height="0.9cm" svg:x="9.4cm" svg:y="18.5cm">
          <text:p text:style-name="P1"><text:span text:style-name="T3">SSID/passwort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10" draw:id="id10" draw:layer="layout" svg:width="6.8cm" svg:height="3.2cm" svg:x="9.4cm" svg:y="19.4cm">
          <text:p text:style-name="P1"><text:span text:style-name="T4">optional:</text:span></text:p>
          <text:p text:style-name="P5"><text:span text:style-name="T5">1 "Senden an luftdaten.info (0/1) ?"</text:span></text:p>
          <text:p text:style-name="P5"><text:span text:style-name="T5">1 "Senden an madavi.de (0/1) ?"</text:span></text:p>
          <text:p text:style-name="P5"><text:span text:style-name="T5">0 "Seriell als CSV (0/1) ?"</text:span></text:p>
          <text:p text:style-name="P5"><text:span text:style-name="T5">1 "DHT Sensor (0/1) ?"</text:span></text:p>
          <text:p text:style-name="P5"><text:span text:style-name="T5">0 "PPD42NS Sensor (0/1) ?"</text:span></text:p>
          <text:p text:style-name="P5"><text:span text:style-name="T5">1 "SDS Sensor (0/1) ?"</text:span></text:p>
          <text:p text:style-name="P5"><text:span text:style-name="T5">[...]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9" draw:id="id9" draw:layer="layout" svg:width="6.8cm" svg:height="0.9cm" svg:x="9.4cm" svg:y="23.1cm">
          <text:p text:style-name="P1"><text:span text:style-name="T3">[save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6.6cm" svg:height="1.1cm" svg:x="2cm" svg:y="26.35cm">
          <text:p text:style-name="P1"><text:span text:style-name="T1">reboo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1.199cm" svg:x1="2cm" svg:y1="26.9cm" svg:x2="1.9cm" svg:y2="6.55cm" draw:start-shape="id6" draw:start-glue-point="3" draw:end-shape="id3" draw:end-glue-point="3" svg:d="M2000 26900h-1800v-20350h1700" svg:viewBox="0 0 1801 20351">
          <text:p/>
        </draw:connector>
        <draw:connector draw:style-name="gr2" draw:text-style-name="P1" draw:layer="layout" svg:x1="5.3cm" svg:y1="23.8cm" svg:x2="5.3cm" svg:y2="24.6cm" draw:start-shape="id7" draw:start-glue-point="6" draw:end-shape="id8" draw:end-glue-point="0" svg:d="M5300 23800v800" svg:viewBox="0 0 1 801">
          <text:p/>
        </draw:connector>
        <draw:connector draw:style-name="gr2" draw:text-style-name="P1" draw:layer="layout" svg:x1="5.3cm" svg:y1="25.7cm" svg:x2="5.3cm" svg:y2="26.35cm" draw:start-shape="id8" draw:start-glue-point="2" draw:end-shape="id6" draw:end-glue-point="0" svg:d="M5300 25700v650" svg:viewBox="0 0 1 651">
          <text:p/>
        </draw:connector>
        <draw:frame draw:style-name="gr9" draw:layer="layout" svg:width="1.696cm" svg:height="0.962cm" svg:x="1.204cm" svg:y="22.338cm">
          <draw:text-box>
            <text:p>nein</text:p>
          </draw:text-box>
        </draw:frame>
        <draw:connector draw:style-name="gr2" draw:text-style-name="P1" draw:layer="layout" svg:x1="9.4cm" svg:y1="23.55cm" svg:x2="7.8cm" svg:y2="22.45cm" draw:start-shape="id9" draw:start-glue-point="3" draw:end-shape="id7" draw:end-glue-point="7" svg:d="M9400 23550h-799v-1100h-801" svg:viewBox="0 0 1601 1101">
          <text:p/>
        </draw:connector>
        <draw:connector draw:style-name="gr2" draw:text-style-name="P1" draw:layer="layout" svg:x1="12.8cm" svg:y1="22.6cm" svg:x2="12.8cm" svg:y2="23.1cm" draw:start-shape="id10" draw:start-glue-point="2" draw:end-shape="id9" draw:end-glue-point="0" svg:d="M12800 22600v500" svg:viewBox="0 0 1 501">
          <text:p/>
        </draw:connector>
        <draw:connector draw:style-name="gr2" draw:text-style-name="P1" draw:layer="layout" svg:x1="12.8cm" svg:y1="17.9cm" svg:x2="12.8cm" svg:y2="18.5cm" draw:start-shape="id11" draw:start-glue-point="2" draw:end-shape="id12" draw:end-glue-point="0" svg:d="M12800 17900v600" svg:viewBox="0 0 1 601">
          <text:p/>
        </draw:connector>
        <draw:connector draw:style-name="gr2" draw:text-style-name="P1" draw:layer="layout" svg:x1="12.8cm" svg:y1="16.2cm" svg:x2="12.8cm" svg:y2="16.9cm" draw:start-shape="id13" draw:start-glue-point="2" draw:end-shape="id11" draw:end-glue-point="0" svg:d="M12800 16200v700" svg:viewBox="0 0 1 701">
          <text:p/>
        </draw:connector>
        <draw:connector draw:style-name="gr2" draw:text-style-name="P1" draw:layer="layout" svg:x1="12.8cm" svg:y1="13.5cm" svg:x2="12.8cm" svg:y2="14.2cm" draw:start-shape="id14" draw:start-glue-point="2" draw:end-shape="id15" draw:end-glue-point="0" svg:d="M12800 13500v700" svg:viewBox="0 0 1 701">
          <text:p/>
        </draw:connector>
        <draw:connector draw:style-name="gr10" draw:text-style-name="P1" draw:layer="layout" svg:x1="12.8cm" svg:y1="9.3cm" svg:x2="12.8cm" svg:y2="9.7cm" draw:start-shape="id16" draw:start-glue-point="2" draw:end-shape="id17" draw:end-glue-point="0" svg:d="M12800 9300v400" svg:viewBox="0 0 1 401">
          <text:p/>
        </draw:connector>
        <draw:custom-shape draw:style-name="gr1" draw:text-style-name="P4" xml:id="id18" draw:id="id18" draw:layer="layout" svg:width="6.8cm" svg:height="0.9cm" svg:x="9.4cm" svg:y="23.1cm">
          <text:p text:style-name="P1"><text:span text:style-name="T3">[save]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19" draw:id="id19" draw:layer="layout" svg:width="4.599cm" svg:height="3.002cm" draw:transform="skewX (-0.00226892802759263) rotate (-0.000698131700797933) translate (11.698cm 25.398cm)">
          <text:p text:style-name="P1"><text:span text:style-name="T6">Meldung</text:span></text:p>
          <text:p text:style-name="P1"><text:span text:style-name="T7">Credentials </text:span></text:p>
          <text:p text:style-name="P1"><text:span text:style-name="T7">saved [...]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0" draw:id="id20" draw:layer="layout" svg:width="6.6cm" svg:height="2.2cm" svg:x="2cm" svg:y="28.2cm">
          <text:p text:style-name="P1"><text:span text:style-name="T1">RST Knopf oder</text:span></text:p>
          <text:p text:style-name="P1"><text:span text:style-name="T1">Strom unterbreche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25cm" svg:x1="12.8cm" svg:y1="24cm" svg:x2="13.996cm" svg:y2="25.402cm" draw:start-shape="id18" draw:start-glue-point="2" draw:end-shape="id19" draw:end-glue-point="4" svg:d="M12800 24000v449h1196v953" svg:viewBox="0 0 1197 1403">
          <text:p/>
        </draw:connector>
        <draw:connector draw:style-name="gr2" draw:text-style-name="P1" draw:layer="layout" svg:x1="14cm" svg:y1="28.403cm" svg:x2="8.6cm" svg:y2="29.3cm" draw:start-shape="id19" draw:start-glue-point="6" draw:end-shape="id20" draw:end-glue-point="1" svg:d="M14000 28403v897h-5400" svg:viewBox="0 0 5401 898">
          <text:p/>
        </draw:connector>
        <draw:custom-shape draw:style-name="gr4" draw:text-style-name="P2" xml:id="id21" draw:id="id21" draw:layer="layout" svg:width="1.8cm" svg:height="1.1cm" svg:x="9.3cm" svg:y="26.35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5.3cm" svg:y1="28.2cm" svg:x2="5.3cm" svg:y2="27.45cm" draw:start-shape="id20" draw:start-glue-point="0" draw:end-shape="id6" draw:end-glue-point="2" svg:d="M5300 28200v-750" svg:viewBox="0 0 1 751">
          <text:p/>
        </draw:connector>
        <draw:connector draw:style-name="gr2" draw:text-style-name="P1" draw:layer="layout" svg:x1="11.698cm" svg:y1="26.901cm" svg:x2="11.1cm" svg:y2="26.9cm" draw:start-shape="id19" draw:start-glue-point="5" draw:end-shape="id21" draw:end-glue-point="1" svg:d="M11698 26901h-274v-1h-324" svg:viewBox="0 0 599 2">
          <text:p/>
        </draw:connector>
        <draw:frame draw:style-name="gr9" draw:layer="layout" svg:width="1.421cm" svg:height="0.962cm" svg:x="9.479cm" svg:y="26.4cm">
          <draw:text-box>
            <text:p>OK</text:p>
          </draw:text-box>
        </draw:frame>
        <draw:frame draw:style-name="gr9" draw:text-style-name="P8" draw:layer="layout" svg:width="2.606cm" svg:height="1.918cm" svg:x="10.3cm" svg:y="28.5cm">
          <draw:text-box>
            <text:p><text:span text:style-name="T8">Fehler</text:span></text:p>
            <text:p><text:span text:style-name="T9">Netzwerk-</text:span></text:p>
            <text:p><text:span text:style-name="T9">verbindung</text:span></text:p>
          </draw:text-box>
        </draw:frame>
        <draw:frame draw:style-name="gr9" draw:layer="layout" svg:width="0.993cm" svg:height="0.962cm" svg:x="4.004cm" svg:y="23.538cm">
          <draw:text-box>
            <text:p>ja</text:p>
          </draw:text-box>
        </draw:frame>
        <draw:connector draw:style-name="gr2" draw:text-style-name="P1" draw:layer="layout" svg:x1="12.8cm" svg:y1="7.4cm" svg:x2="12.8cm" svg:y2="8.3cm" draw:start-shape="id5" draw:start-glue-point="2" draw:end-shape="id16" draw:end-glue-point="0" svg:d="M12800 7400v900" svg:viewBox="0 0 1 901">
          <text:p/>
        </draw:connector>
        <draw:connector draw:style-name="gr2" draw:text-style-name="P1" draw:layer="layout" svg:x1="5.3cm" svg:y1="13.8cm" svg:x2="5.3cm" svg:y2="14.4cm" draw:start-shape="id2" draw:start-glue-point="2" draw:end-shape="id22" draw:end-glue-point="0" svg:d="M5300 13800v600" svg:viewBox="0 0 1 601">
          <text:p/>
        </draw:connector>
        <draw:connector draw:style-name="gr10" draw:text-style-name="P1" draw:layer="layout" svg:x1="5.3cm" svg:y1="16.1cm" svg:x2="5.3cm" svg:y2="17.1cm" draw:start-shape="id22" draw:start-glue-point="2" draw:end-shape="id23" draw:end-glue-point="0" svg:d="M5300 16100v1000" svg:viewBox="0 0 1 1001">
          <text:p/>
        </draw:connector>
        <draw:connector draw:style-name="gr2" draw:text-style-name="P1" draw:layer="layout" svg:x1="5.3cm" svg:y1="19.3cm" svg:x2="5.3cm" svg:y2="21.1cm" draw:start-shape="id23" draw:start-glue-point="2" draw:end-shape="id7" draw:end-glue-point="4" svg:d="M5300 19300v1800" svg:viewBox="0 0 1 1801">
          <text:p/>
        </draw:connector>
        <draw:custom-shape draw:style-name="gr1" draw:text-style-name="P2" xml:id="id24" draw:id="id24" draw:layer="layout" svg:width="6.8cm" svg:height="1cm" svg:x="9.4cm" svg:y="11.5cm">
          <text:p text:style-name="P1"><text:span text:style-name="T1">ID notieren</text:span></text:p>
          <draw:enhanced-geometry svg:viewBox="0 0 21600 21600" draw:type="rectangle" draw:enhanced-path="M 0 0 L 21600 0 21600 21600 0 21600 0 0 Z N"/>
        </draw:custom-shape>
        <draw:connector draw:style-name="gr2" draw:text-style-name="P9" draw:layer="layout" svg:x1="12.8cm" svg:y1="10.8cm" svg:x2="12.8cm" svg:y2="11.5cm" draw:start-shape="id17" draw:start-glue-point="2" draw:end-shape="id24" draw:end-glue-point="0" svg:d="M12800 10800v700" svg:viewBox="0 0 1 701">
          <text:p/>
        </draw:connector>
        <draw:connector draw:style-name="gr11" draw:text-style-name="P9" draw:layer="layout" draw:line-skew="-0.301cm" svg:x1="8.7cm" svg:y1="13.25cm" svg:x2="9.4cm" svg:y2="10.25cm" draw:start-shape="id2" draw:start-glue-point="1" draw:end-shape="id17" draw:end-glue-point="3" svg:d="M8700 13250h200v-1500h-1v-1500h501" svg:viewBox="0 0 701 3001">
          <text:p/>
        </draw:connector>
        <draw:connector draw:style-name="gr2" draw:text-style-name="P1" draw:layer="layout" svg:x1="2.6cm" svg:y1="9.1cm" svg:x2="2.3cm" svg:y2="10.5cm" draw:start-shape="id1" draw:start-glue-point="5" draw:end-shape="id25" draw:end-glue-point="0" svg:d="M2600 9100h-300v1400" svg:viewBox="0 0 301 1401">
          <text:p/>
        </draw:connector>
        <draw:line draw:style-name="gr2" draw:text-style-name="P1" draw:layer="layout" svg:x1="9.1cm" svg:y1="26.9cm" svg:x2="8.6cm" svg:y2="26.9cm">
          <text:p/>
        </draw:line>
        <draw:connector draw:style-name="gr2" draw:text-style-name="P1" draw:layer="layout" draw:line-skew="-0.899cm -4.025cm" svg:x1="2.8cm" svg:y1="22.45cm" svg:x2="2.3cm" svg:y2="11.9cm" draw:start-shape="id7" draw:start-glue-point="5" draw:end-shape="id25" draw:end-glue-point="2" svg:d="M2800 22450h-1400v-9950h900v-600" svg:viewBox="0 0 1401 105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cm" fo:page-height="3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0T00:36:29.708022701</meta:creation-date>
    <dc:date>2016-12-17T15:28:35.032478684</dc:date>
    <meta:editing-duration>PT1H3M48S</meta:editing-duration>
    <meta:editing-cycles>11</meta:editing-cycles>
    <meta:generator>LibreOffice/4.2.8.2$Linux_X86_64 LibreOffice_project/420m0$Build-2</meta:generator>
    <meta:document-statistic meta:object-count="60"/>
  </office:meta>
</office:document-meta>
</file>